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9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_r</text:p>
          </table:table-cell>
          <table:table-cell office:value-type="string" calcext:value-type="string">
            <text:p>runn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nfiguratio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234586" calcext:value-type="float">
            <text:p>0.00234586</text:p>
          </table:table-cell>
          <table:table-cell table:formula="of:=IF([.A2]&lt;&gt;0;COM.MICROSOFT.CONCAT(&quot;p=&quot;;[.A2];&quot;,p_r=&quot;;[.B2]);&quot;p=0&quot;)" office:value-type="string" office:string-value="p=0" calcext:value-type="string">
            <text:p>p=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221526" calcext:value-type="float">
            <text:p>0.00221526</text:p>
          </table:table-cell>
          <table:table-cell table:formula="of:=IF([.A3]&lt;&gt;0;COM.MICROSOFT.CONCAT(&quot;p=&quot;;[.A3];&quot;,p_r=&quot;;[.B3]);&quot;p=0&quot;)" office:value-type="string" office:string-value="p=0" calcext:value-type="string">
            <text:p>p=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220892" calcext:value-type="float">
            <text:p>0.00220892</text:p>
          </table:table-cell>
          <table:table-cell table:formula="of:=IF([.A4]&lt;&gt;0;COM.MICROSOFT.CONCAT(&quot;p=&quot;;[.A4];&quot;,p_r=&quot;;[.B4]);&quot;p=0&quot;)" office:value-type="string" office:string-value="p=0" calcext:value-type="string">
            <text:p>p=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217456" calcext:value-type="float">
            <text:p>0.00217456</text:p>
          </table:table-cell>
          <table:table-cell table:formula="of:=IF([.A5]&lt;&gt;0;COM.MICROSOFT.CONCAT(&quot;p=&quot;;[.A5];&quot;,p_r=&quot;;[.B5]);&quot;p=0&quot;)" office:value-type="string" office:string-value="p=0" calcext:value-type="string">
            <text:p>p=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220104" calcext:value-type="float">
            <text:p>0.00220104</text:p>
          </table:table-cell>
          <table:table-cell table:formula="of:=IF([.A6]&lt;&gt;0;COM.MICROSOFT.CONCAT(&quot;p=&quot;;[.A6];&quot;,p_r=&quot;;[.B6]);&quot;p=0&quot;)" office:value-type="string" office:string-value="p=0" calcext:value-type="string">
            <text:p>p=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216426" calcext:value-type="float">
            <text:p>0.00216426</text:p>
          </table:table-cell>
          <table:table-cell table:formula="of:=IF([.A7]&lt;&gt;0;COM.MICROSOFT.CONCAT(&quot;p=&quot;;[.A7];&quot;,p_r=&quot;;[.B7]);&quot;p=0&quot;)" office:value-type="string" office:string-value="p=0" calcext:value-type="string">
            <text:p>p=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216776" calcext:value-type="float">
            <text:p>0.00216776</text:p>
          </table:table-cell>
          <table:table-cell table:formula="of:=IF([.A8]&lt;&gt;0;COM.MICROSOFT.CONCAT(&quot;p=&quot;;[.A8];&quot;,p_r=&quot;;[.B8]);&quot;p=0&quot;)" office:value-type="string" office:string-value="p=0" calcext:value-type="string">
            <text:p>p=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216218" calcext:value-type="float">
            <text:p>0.00216218</text:p>
          </table:table-cell>
          <table:table-cell table:formula="of:=IF([.A9]&lt;&gt;0;COM.MICROSOFT.CONCAT(&quot;p=&quot;;[.A9];&quot;,p_r=&quot;;[.B9]);&quot;p=0&quot;)" office:value-type="string" office:string-value="p=0" calcext:value-type="string">
            <text:p>p=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217856" calcext:value-type="float">
            <text:p>0.00217856</text:p>
          </table:table-cell>
          <table:table-cell table:formula="of:=IF([.A10]&lt;&gt;0;COM.MICROSOFT.CONCAT(&quot;p=&quot;;[.A10];&quot;,p_r=&quot;;[.B10]);&quot;p=0&quot;)" office:value-type="string" office:string-value="p=0" calcext:value-type="string">
            <text:p>p=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p</text:p>
          </table:table-cell>
          <table:table-cell office:value-type="float" office:value="0.00215518" calcext:value-type="float">
            <text:p>0.00215518</text:p>
          </table:table-cell>
          <table:table-cell table:formula="of:=IF([.A11]&lt;&gt;0;COM.MICROSOFT.CONCAT(&quot;p=&quot;;[.A11];&quot;,p_r=&quot;;[.B11]);&quot;p=0&quot;)" office:value-type="string" office:string-value="p=0" calcext:value-type="string">
            <text:p>p=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448254" calcext:value-type="float">
            <text:p>0.00448254</text:p>
          </table:table-cell>
          <table:table-cell table:formula="of:=IF([.A12]&lt;&gt;0;COM.MICROSOFT.CONCAT(&quot;p=&quot;;[.A12];&quot;,p_r=&quot;;[.B12]);&quot;p=0&quot;)" office:value-type="string" office:string-value="p=4,p_r=1" calcext:value-type="string">
            <text:p>p=4,p_r=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39587" calcext:value-type="float">
            <text:p>0.0039587</text:p>
          </table:table-cell>
          <table:table-cell table:formula="of:=IF([.A13]&lt;&gt;0;COM.MICROSOFT.CONCAT(&quot;p=&quot;;[.A13];&quot;,p_r=&quot;;[.B13]);&quot;p=0&quot;)" office:value-type="string" office:string-value="p=4,p_r=1" calcext:value-type="string">
            <text:p>p=4,p_r=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409967" calcext:value-type="float">
            <text:p>0.00409967</text:p>
          </table:table-cell>
          <table:table-cell table:formula="of:=IF([.A14]&lt;&gt;0;COM.MICROSOFT.CONCAT(&quot;p=&quot;;[.A14];&quot;,p_r=&quot;;[.B14]);&quot;p=0&quot;)" office:value-type="string" office:string-value="p=4,p_r=1" calcext:value-type="string">
            <text:p>p=4,p_r=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396625" calcext:value-type="float">
            <text:p>0.00396625</text:p>
          </table:table-cell>
          <table:table-cell table:formula="of:=IF([.A15]&lt;&gt;0;COM.MICROSOFT.CONCAT(&quot;p=&quot;;[.A15];&quot;,p_r=&quot;;[.B15]);&quot;p=0&quot;)" office:value-type="string" office:string-value="p=4,p_r=1" calcext:value-type="string">
            <text:p>p=4,p_r=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416319" calcext:value-type="float">
            <text:p>0.00416319</text:p>
          </table:table-cell>
          <table:table-cell table:formula="of:=IF([.A16]&lt;&gt;0;COM.MICROSOFT.CONCAT(&quot;p=&quot;;[.A16];&quot;,p_r=&quot;;[.B16]);&quot;p=0&quot;)" office:value-type="string" office:string-value="p=4,p_r=1" calcext:value-type="string">
            <text:p>p=4,p_r=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372143" calcext:value-type="float">
            <text:p>0.00372143</text:p>
          </table:table-cell>
          <table:table-cell table:formula="of:=IF([.A17]&lt;&gt;0;COM.MICROSOFT.CONCAT(&quot;p=&quot;;[.A17];&quot;,p_r=&quot;;[.B17]);&quot;p=0&quot;)" office:value-type="string" office:string-value="p=4,p_r=1" calcext:value-type="string">
            <text:p>p=4,p_r=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388319" calcext:value-type="float">
            <text:p>0.00388319</text:p>
          </table:table-cell>
          <table:table-cell table:formula="of:=IF([.A18]&lt;&gt;0;COM.MICROSOFT.CONCAT(&quot;p=&quot;;[.A18];&quot;,p_r=&quot;;[.B18]);&quot;p=0&quot;)" office:value-type="string" office:string-value="p=4,p_r=1" calcext:value-type="string">
            <text:p>p=4,p_r=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39025" calcext:value-type="float">
            <text:p>0.0039025</text:p>
          </table:table-cell>
          <table:table-cell table:formula="of:=IF([.A19]&lt;&gt;0;COM.MICROSOFT.CONCAT(&quot;p=&quot;;[.A19];&quot;,p_r=&quot;;[.B19]);&quot;p=0&quot;)" office:value-type="string" office:string-value="p=4,p_r=1" calcext:value-type="string">
            <text:p>p=4,p_r=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394152" calcext:value-type="float">
            <text:p>0.00394152</text:p>
          </table:table-cell>
          <table:table-cell table:formula="of:=IF([.A20]&lt;&gt;0;COM.MICROSOFT.CONCAT(&quot;p=&quot;;[.A20];&quot;,p_r=&quot;;[.B20]);&quot;p=0&quot;)" office:value-type="string" office:string-value="p=4,p_r=1" calcext:value-type="string">
            <text:p>p=4,p_r=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390439" calcext:value-type="float">
            <text:p>0.00390439</text:p>
          </table:table-cell>
          <table:table-cell table:formula="of:=IF([.A21]&lt;&gt;0;COM.MICROSOFT.CONCAT(&quot;p=&quot;;[.A21];&quot;,p_r=&quot;;[.B21]);&quot;p=0&quot;)" office:value-type="string" office:string-value="p=4,p_r=1" calcext:value-type="string">
            <text:p>p=4,p_r=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417433" calcext:value-type="float">
            <text:p>0.00417433</text:p>
          </table:table-cell>
          <table:table-cell table:formula="of:=IF([.A22]&lt;&gt;0;COM.MICROSOFT.CONCAT(&quot;p=&quot;;[.A22];&quot;,p_r=&quot;;[.B22]);&quot;p=0&quot;)" office:value-type="string" office:string-value="p=4,p_r=2" calcext:value-type="string">
            <text:p>p=4,p_r=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373763" calcext:value-type="float">
            <text:p>0.00373763</text:p>
          </table:table-cell>
          <table:table-cell table:formula="of:=IF([.A23]&lt;&gt;0;COM.MICROSOFT.CONCAT(&quot;p=&quot;;[.A23];&quot;,p_r=&quot;;[.B23]);&quot;p=0&quot;)" office:value-type="string" office:string-value="p=4,p_r=2" calcext:value-type="string">
            <text:p>p=4,p_r=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359902" calcext:value-type="float">
            <text:p>0.00359902</text:p>
          </table:table-cell>
          <table:table-cell table:formula="of:=IF([.A24]&lt;&gt;0;COM.MICROSOFT.CONCAT(&quot;p=&quot;;[.A24];&quot;,p_r=&quot;;[.B24]);&quot;p=0&quot;)" office:value-type="string" office:string-value="p=4,p_r=2" calcext:value-type="string">
            <text:p>p=4,p_r=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360637" calcext:value-type="float">
            <text:p>0.00360637</text:p>
          </table:table-cell>
          <table:table-cell table:formula="of:=IF([.A25]&lt;&gt;0;COM.MICROSOFT.CONCAT(&quot;p=&quot;;[.A25];&quot;,p_r=&quot;;[.B25]);&quot;p=0&quot;)" office:value-type="string" office:string-value="p=4,p_r=2" calcext:value-type="string">
            <text:p>p=4,p_r=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363273" calcext:value-type="float">
            <text:p>0.00363273</text:p>
          </table:table-cell>
          <table:table-cell table:formula="of:=IF([.A26]&lt;&gt;0;COM.MICROSOFT.CONCAT(&quot;p=&quot;;[.A26];&quot;,p_r=&quot;;[.B26]);&quot;p=0&quot;)" office:value-type="string" office:string-value="p=4,p_r=2" calcext:value-type="string">
            <text:p>p=4,p_r=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381667" calcext:value-type="float">
            <text:p>0.00381667</text:p>
          </table:table-cell>
          <table:table-cell table:formula="of:=IF([.A27]&lt;&gt;0;COM.MICROSOFT.CONCAT(&quot;p=&quot;;[.A27];&quot;,p_r=&quot;;[.B27]);&quot;p=0&quot;)" office:value-type="string" office:string-value="p=4,p_r=2" calcext:value-type="string">
            <text:p>p=4,p_r=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36171" calcext:value-type="float">
            <text:p>0.0036171</text:p>
          </table:table-cell>
          <table:table-cell table:formula="of:=IF([.A28]&lt;&gt;0;COM.MICROSOFT.CONCAT(&quot;p=&quot;;[.A28];&quot;,p_r=&quot;;[.B28]);&quot;p=0&quot;)" office:value-type="string" office:string-value="p=4,p_r=2" calcext:value-type="string">
            <text:p>p=4,p_r=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37519" calcext:value-type="float">
            <text:p>0.0037519</text:p>
          </table:table-cell>
          <table:table-cell table:formula="of:=IF([.A29]&lt;&gt;0;COM.MICROSOFT.CONCAT(&quot;p=&quot;;[.A29];&quot;,p_r=&quot;;[.B29]);&quot;p=0&quot;)" office:value-type="string" office:string-value="p=4,p_r=2" calcext:value-type="string">
            <text:p>p=4,p_r=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377488" calcext:value-type="float">
            <text:p>0.00377488</text:p>
          </table:table-cell>
          <table:table-cell table:formula="of:=IF([.A30]&lt;&gt;0;COM.MICROSOFT.CONCAT(&quot;p=&quot;;[.A30];&quot;,p_r=&quot;;[.B30]);&quot;p=0&quot;)" office:value-type="string" office:string-value="p=4,p_r=2" calcext:value-type="string">
            <text:p>p=4,p_r=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381503" calcext:value-type="float">
            <text:p>0.00381503</text:p>
          </table:table-cell>
          <table:table-cell table:formula="of:=IF([.A31]&lt;&gt;0;COM.MICROSOFT.CONCAT(&quot;p=&quot;;[.A31];&quot;,p_r=&quot;;[.B31]);&quot;p=0&quot;)" office:value-type="string" office:string-value="p=4,p_r=2" calcext:value-type="string">
            <text:p>p=4,p_r=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507168" calcext:value-type="float">
            <text:p>0.00507168</text:p>
          </table:table-cell>
          <table:table-cell table:formula="of:=IF([.A32]&lt;&gt;0;COM.MICROSOFT.CONCAT(&quot;p=&quot;;[.A32];&quot;,p_r=&quot;;[.B32]);&quot;p=0&quot;)" office:value-type="string" office:string-value="p=6,p_r=1" calcext:value-type="string">
            <text:p>p=6,p_r=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51287" calcext:value-type="float">
            <text:p>0.0051287</text:p>
          </table:table-cell>
          <table:table-cell table:formula="of:=IF([.A33]&lt;&gt;0;COM.MICROSOFT.CONCAT(&quot;p=&quot;;[.A33];&quot;,p_r=&quot;;[.B33]);&quot;p=0&quot;)" office:value-type="string" office:string-value="p=6,p_r=1" calcext:value-type="string">
            <text:p>p=6,p_r=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499772" calcext:value-type="float">
            <text:p>0.00499772</text:p>
          </table:table-cell>
          <table:table-cell table:formula="of:=IF([.A34]&lt;&gt;0;COM.MICROSOFT.CONCAT(&quot;p=&quot;;[.A34];&quot;,p_r=&quot;;[.B34]);&quot;p=0&quot;)" office:value-type="string" office:string-value="p=6,p_r=1" calcext:value-type="string">
            <text:p>p=6,p_r=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500131" calcext:value-type="float">
            <text:p>0.00500131</text:p>
          </table:table-cell>
          <table:table-cell table:formula="of:=IF([.A35]&lt;&gt;0;COM.MICROSOFT.CONCAT(&quot;p=&quot;;[.A35];&quot;,p_r=&quot;;[.B35]);&quot;p=0&quot;)" office:value-type="string" office:string-value="p=6,p_r=1" calcext:value-type="string">
            <text:p>p=6,p_r=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45955" calcext:value-type="float">
            <text:p>0.0045955</text:p>
          </table:table-cell>
          <table:table-cell table:formula="of:=IF([.A36]&lt;&gt;0;COM.MICROSOFT.CONCAT(&quot;p=&quot;;[.A36];&quot;,p_r=&quot;;[.B36]);&quot;p=0&quot;)" office:value-type="string" office:string-value="p=6,p_r=1" calcext:value-type="string">
            <text:p>p=6,p_r=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484247" calcext:value-type="float">
            <text:p>0.00484247</text:p>
          </table:table-cell>
          <table:table-cell table:formula="of:=IF([.A37]&lt;&gt;0;COM.MICROSOFT.CONCAT(&quot;p=&quot;;[.A37];&quot;,p_r=&quot;;[.B37]);&quot;p=0&quot;)" office:value-type="string" office:string-value="p=6,p_r=1" calcext:value-type="string">
            <text:p>p=6,p_r=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470177" calcext:value-type="float">
            <text:p>0.00470177</text:p>
          </table:table-cell>
          <table:table-cell table:formula="of:=IF([.A38]&lt;&gt;0;COM.MICROSOFT.CONCAT(&quot;p=&quot;;[.A38];&quot;,p_r=&quot;;[.B38]);&quot;p=0&quot;)" office:value-type="string" office:string-value="p=6,p_r=1" calcext:value-type="string">
            <text:p>p=6,p_r=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505921" calcext:value-type="float">
            <text:p>0.00505921</text:p>
          </table:table-cell>
          <table:table-cell table:formula="of:=IF([.A39]&lt;&gt;0;COM.MICROSOFT.CONCAT(&quot;p=&quot;;[.A39];&quot;,p_r=&quot;;[.B39]);&quot;p=0&quot;)" office:value-type="string" office:string-value="p=6,p_r=1" calcext:value-type="string">
            <text:p>p=6,p_r=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501552" calcext:value-type="float">
            <text:p>0.00501552</text:p>
          </table:table-cell>
          <table:table-cell table:formula="of:=IF([.A40]&lt;&gt;0;COM.MICROSOFT.CONCAT(&quot;p=&quot;;[.A40];&quot;,p_r=&quot;;[.B40]);&quot;p=0&quot;)" office:value-type="string" office:string-value="p=6,p_r=1" calcext:value-type="string">
            <text:p>p=6,p_r=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474727" calcext:value-type="float">
            <text:p>0.00474727</text:p>
          </table:table-cell>
          <table:table-cell table:formula="of:=IF([.A41]&lt;&gt;0;COM.MICROSOFT.CONCAT(&quot;p=&quot;;[.A41];&quot;,p_r=&quot;;[.B41]);&quot;p=0&quot;)" office:value-type="string" office:string-value="p=6,p_r=1" calcext:value-type="string">
            <text:p>p=6,p_r=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502208" calcext:value-type="float">
            <text:p>0.00502208</text:p>
          </table:table-cell>
          <table:table-cell table:formula="of:=IF([.A42]&lt;&gt;0;COM.MICROSOFT.CONCAT(&quot;p=&quot;;[.A42];&quot;,p_r=&quot;;[.B42]);&quot;p=0&quot;)" office:value-type="string" office:string-value="p=6,p_r=2" calcext:value-type="string">
            <text:p>p=6,p_r=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49394" calcext:value-type="float">
            <text:p>0.0049394</text:p>
          </table:table-cell>
          <table:table-cell table:formula="of:=IF([.A43]&lt;&gt;0;COM.MICROSOFT.CONCAT(&quot;p=&quot;;[.A43];&quot;,p_r=&quot;;[.B43]);&quot;p=0&quot;)" office:value-type="string" office:string-value="p=6,p_r=2" calcext:value-type="string">
            <text:p>p=6,p_r=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47827" calcext:value-type="float">
            <text:p>0.0047827</text:p>
          </table:table-cell>
          <table:table-cell table:formula="of:=IF([.A44]&lt;&gt;0;COM.MICROSOFT.CONCAT(&quot;p=&quot;;[.A44];&quot;,p_r=&quot;;[.B44]);&quot;p=0&quot;)" office:value-type="string" office:string-value="p=6,p_r=2" calcext:value-type="string">
            <text:p>p=6,p_r=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497052" calcext:value-type="float">
            <text:p>0.00497052</text:p>
          </table:table-cell>
          <table:table-cell table:formula="of:=IF([.A45]&lt;&gt;0;COM.MICROSOFT.CONCAT(&quot;p=&quot;;[.A45];&quot;,p_r=&quot;;[.B45]);&quot;p=0&quot;)" office:value-type="string" office:string-value="p=6,p_r=2" calcext:value-type="string">
            <text:p>p=6,p_r=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434648" calcext:value-type="float">
            <text:p>0.00434648</text:p>
          </table:table-cell>
          <table:table-cell table:formula="of:=IF([.A46]&lt;&gt;0;COM.MICROSOFT.CONCAT(&quot;p=&quot;;[.A46];&quot;,p_r=&quot;;[.B46]);&quot;p=0&quot;)" office:value-type="string" office:string-value="p=6,p_r=2" calcext:value-type="string">
            <text:p>p=6,p_r=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460529" calcext:value-type="float">
            <text:p>0.00460529</text:p>
          </table:table-cell>
          <table:table-cell table:formula="of:=IF([.A47]&lt;&gt;0;COM.MICROSOFT.CONCAT(&quot;p=&quot;;[.A47];&quot;,p_r=&quot;;[.B47]);&quot;p=0&quot;)" office:value-type="string" office:string-value="p=6,p_r=2" calcext:value-type="string">
            <text:p>p=6,p_r=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470725" calcext:value-type="float">
            <text:p>0.00470725</text:p>
          </table:table-cell>
          <table:table-cell table:formula="of:=IF([.A48]&lt;&gt;0;COM.MICROSOFT.CONCAT(&quot;p=&quot;;[.A48];&quot;,p_r=&quot;;[.B48]);&quot;p=0&quot;)" office:value-type="string" office:string-value="p=6,p_r=2" calcext:value-type="string">
            <text:p>p=6,p_r=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461459" calcext:value-type="float">
            <text:p>0.00461459</text:p>
          </table:table-cell>
          <table:table-cell table:formula="of:=IF([.A49]&lt;&gt;0;COM.MICROSOFT.CONCAT(&quot;p=&quot;;[.A49];&quot;,p_r=&quot;;[.B49]);&quot;p=0&quot;)" office:value-type="string" office:string-value="p=6,p_r=2" calcext:value-type="string">
            <text:p>p=6,p_r=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440807" calcext:value-type="float">
            <text:p>0.00440807</text:p>
          </table:table-cell>
          <table:table-cell table:formula="of:=IF([.A50]&lt;&gt;0;COM.MICROSOFT.CONCAT(&quot;p=&quot;;[.A50];&quot;,p_r=&quot;;[.B50]);&quot;p=0&quot;)" office:value-type="string" office:string-value="p=6,p_r=2" calcext:value-type="string">
            <text:p>p=6,p_r=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4701" calcext:value-type="float">
            <text:p>0.004701</text:p>
          </table:table-cell>
          <table:table-cell table:formula="of:=IF([.A51]&lt;&gt;0;COM.MICROSOFT.CONCAT(&quot;p=&quot;;[.A51];&quot;,p_r=&quot;;[.B51]);&quot;p=0&quot;)" office:value-type="string" office:string-value="p=6,p_r=2" calcext:value-type="string">
            <text:p>p=6,p_r=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592674" calcext:value-type="float">
            <text:p>0.00592674</text:p>
          </table:table-cell>
          <table:table-cell table:formula="of:=IF([.A52]&lt;&gt;0;COM.MICROSOFT.CONCAT(&quot;p=&quot;;[.A52];&quot;,p_r=&quot;;[.B52]);&quot;p=0&quot;)" office:value-type="string" office:string-value="p=8,p_r=1" calcext:value-type="string">
            <text:p>p=8,p_r=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662792" calcext:value-type="float">
            <text:p>0.00662792</text:p>
          </table:table-cell>
          <table:table-cell table:formula="of:=IF([.A53]&lt;&gt;0;COM.MICROSOFT.CONCAT(&quot;p=&quot;;[.A53];&quot;,p_r=&quot;;[.B53]);&quot;p=0&quot;)" office:value-type="string" office:string-value="p=8,p_r=1" calcext:value-type="string">
            <text:p>p=8,p_r=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546009" calcext:value-type="float">
            <text:p>0.00546009</text:p>
          </table:table-cell>
          <table:table-cell table:formula="of:=IF([.A54]&lt;&gt;0;COM.MICROSOFT.CONCAT(&quot;p=&quot;;[.A54];&quot;,p_r=&quot;;[.B54]);&quot;p=0&quot;)" office:value-type="string" office:string-value="p=8,p_r=1" calcext:value-type="string">
            <text:p>p=8,p_r=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607172" calcext:value-type="float">
            <text:p>0.00607172</text:p>
          </table:table-cell>
          <table:table-cell table:formula="of:=IF([.A55]&lt;&gt;0;COM.MICROSOFT.CONCAT(&quot;p=&quot;;[.A55];&quot;,p_r=&quot;;[.B55]);&quot;p=0&quot;)" office:value-type="string" office:string-value="p=8,p_r=1" calcext:value-type="string">
            <text:p>p=8,p_r=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579578" calcext:value-type="float">
            <text:p>0.00579578</text:p>
          </table:table-cell>
          <table:table-cell table:formula="of:=IF([.A56]&lt;&gt;0;COM.MICROSOFT.CONCAT(&quot;p=&quot;;[.A56];&quot;,p_r=&quot;;[.B56]);&quot;p=0&quot;)" office:value-type="string" office:string-value="p=8,p_r=1" calcext:value-type="string">
            <text:p>p=8,p_r=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657893" calcext:value-type="float">
            <text:p>0.00657893</text:p>
          </table:table-cell>
          <table:table-cell table:formula="of:=IF([.A57]&lt;&gt;0;COM.MICROSOFT.CONCAT(&quot;p=&quot;;[.A57];&quot;,p_r=&quot;;[.B57]);&quot;p=0&quot;)" office:value-type="string" office:string-value="p=8,p_r=1" calcext:value-type="string">
            <text:p>p=8,p_r=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662698" calcext:value-type="float">
            <text:p>0.00662698</text:p>
          </table:table-cell>
          <table:table-cell table:formula="of:=IF([.A58]&lt;&gt;0;COM.MICROSOFT.CONCAT(&quot;p=&quot;;[.A58];&quot;,p_r=&quot;;[.B58]);&quot;p=0&quot;)" office:value-type="string" office:string-value="p=8,p_r=1" calcext:value-type="string">
            <text:p>p=8,p_r=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637687" calcext:value-type="float">
            <text:p>0.00637687</text:p>
          </table:table-cell>
          <table:table-cell table:formula="of:=IF([.A59]&lt;&gt;0;COM.MICROSOFT.CONCAT(&quot;p=&quot;;[.A59];&quot;,p_r=&quot;;[.B59]);&quot;p=0&quot;)" office:value-type="string" office:string-value="p=8,p_r=1" calcext:value-type="string">
            <text:p>p=8,p_r=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624928" calcext:value-type="float">
            <text:p>0.00624928</text:p>
          </table:table-cell>
          <table:table-cell table:formula="of:=IF([.A60]&lt;&gt;0;COM.MICROSOFT.CONCAT(&quot;p=&quot;;[.A60];&quot;,p_r=&quot;;[.B60]);&quot;p=0&quot;)" office:value-type="string" office:string-value="p=8,p_r=1" calcext:value-type="string">
            <text:p>p=8,p_r=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629902" calcext:value-type="float">
            <text:p>0.00629902</text:p>
          </table:table-cell>
          <table:table-cell table:formula="of:=IF([.A61]&lt;&gt;0;COM.MICROSOFT.CONCAT(&quot;p=&quot;;[.A61];&quot;,p_r=&quot;;[.B61]);&quot;p=0&quot;)" office:value-type="string" office:string-value="p=8,p_r=1" calcext:value-type="string">
            <text:p>p=8,p_r=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660453" calcext:value-type="float">
            <text:p>0.00660453</text:p>
          </table:table-cell>
          <table:table-cell table:formula="of:=IF([.A62]&lt;&gt;0;COM.MICROSOFT.CONCAT(&quot;p=&quot;;[.A62];&quot;,p_r=&quot;;[.B62]);&quot;p=0&quot;)" office:value-type="string" office:string-value="p=8,p_r=2" calcext:value-type="string">
            <text:p>p=8,p_r=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617841" calcext:value-type="float">
            <text:p>0.00617841</text:p>
          </table:table-cell>
          <table:table-cell table:formula="of:=IF([.A63]&lt;&gt;0;COM.MICROSOFT.CONCAT(&quot;p=&quot;;[.A63];&quot;,p_r=&quot;;[.B63]);&quot;p=0&quot;)" office:value-type="string" office:string-value="p=8,p_r=2" calcext:value-type="string">
            <text:p>p=8,p_r=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632974" calcext:value-type="float">
            <text:p>0.00632974</text:p>
          </table:table-cell>
          <table:table-cell table:formula="of:=IF([.A64]&lt;&gt;0;COM.MICROSOFT.CONCAT(&quot;p=&quot;;[.A64];&quot;,p_r=&quot;;[.B64]);&quot;p=0&quot;)" office:value-type="string" office:string-value="p=8,p_r=2" calcext:value-type="string">
            <text:p>p=8,p_r=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622816" calcext:value-type="float">
            <text:p>0.00622816</text:p>
          </table:table-cell>
          <table:table-cell table:formula="of:=IF([.A65]&lt;&gt;0;COM.MICROSOFT.CONCAT(&quot;p=&quot;;[.A65];&quot;,p_r=&quot;;[.B65]);&quot;p=0&quot;)" office:value-type="string" office:string-value="p=8,p_r=2" calcext:value-type="string">
            <text:p>p=8,p_r=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567332" calcext:value-type="float">
            <text:p>0.00567332</text:p>
          </table:table-cell>
          <table:table-cell table:formula="of:=IF([.A66]&lt;&gt;0;COM.MICROSOFT.CONCAT(&quot;p=&quot;;[.A66];&quot;,p_r=&quot;;[.B66]);&quot;p=0&quot;)" office:value-type="string" office:string-value="p=8,p_r=2" calcext:value-type="string">
            <text:p>p=8,p_r=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599661" calcext:value-type="float">
            <text:p>0.00599661</text:p>
          </table:table-cell>
          <table:table-cell table:formula="of:=IF([.A67]&lt;&gt;0;COM.MICROSOFT.CONCAT(&quot;p=&quot;;[.A67];&quot;,p_r=&quot;;[.B67]);&quot;p=0&quot;)" office:value-type="string" office:string-value="p=8,p_r=2" calcext:value-type="string">
            <text:p>p=8,p_r=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611078" calcext:value-type="float">
            <text:p>0.00611078</text:p>
          </table:table-cell>
          <table:table-cell table:formula="of:=IF([.A68]&lt;&gt;0;COM.MICROSOFT.CONCAT(&quot;p=&quot;;[.A68];&quot;,p_r=&quot;;[.B68]);&quot;p=0&quot;)" office:value-type="string" office:string-value="p=8,p_r=2" calcext:value-type="string">
            <text:p>p=8,p_r=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614408" calcext:value-type="float">
            <text:p>0.00614408</text:p>
          </table:table-cell>
          <table:table-cell table:formula="of:=IF([.A69]&lt;&gt;0;COM.MICROSOFT.CONCAT(&quot;p=&quot;;[.A69];&quot;,p_r=&quot;;[.B69]);&quot;p=0&quot;)" office:value-type="string" office:string-value="p=8,p_r=2" calcext:value-type="string">
            <text:p>p=8,p_r=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618834" calcext:value-type="float">
            <text:p>0.00618834</text:p>
          </table:table-cell>
          <table:table-cell table:formula="of:=IF([.A70]&lt;&gt;0;COM.MICROSOFT.CONCAT(&quot;p=&quot;;[.A70];&quot;,p_r=&quot;;[.B70]);&quot;p=0&quot;)" office:value-type="string" office:string-value="p=8,p_r=2" calcext:value-type="string">
            <text:p>p=8,p_r=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542336" calcext:value-type="float">
            <text:p>0.00542336</text:p>
          </table:table-cell>
          <table:table-cell table:formula="of:=IF([.A71]&lt;&gt;0;COM.MICROSOFT.CONCAT(&quot;p=&quot;;[.A71];&quot;,p_r=&quot;;[.B71]);&quot;p=0&quot;)" office:value-type="string" office:string-value="p=8,p_r=2" calcext:value-type="string">
            <text:p>p=8,p_r=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871276" calcext:value-type="float">
            <text:p>0.00871276</text:p>
          </table:table-cell>
          <table:table-cell table:formula="of:=IF([.A72]&lt;&gt;0;COM.MICROSOFT.CONCAT(&quot;p=&quot;;[.A72];&quot;,p_r=&quot;;[.B72]);&quot;p=0&quot;)" office:value-type="string" office:string-value="p=16,p_r=1" calcext:value-type="string">
            <text:p>p=16,p_r=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931059" calcext:value-type="float">
            <text:p>0.00931059</text:p>
          </table:table-cell>
          <table:table-cell table:formula="of:=IF([.A73]&lt;&gt;0;COM.MICROSOFT.CONCAT(&quot;p=&quot;;[.A73];&quot;,p_r=&quot;;[.B73]);&quot;p=0&quot;)" office:value-type="string" office:string-value="p=16,p_r=1" calcext:value-type="string">
            <text:p>p=16,p_r=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943303" calcext:value-type="float">
            <text:p>0.00943303</text:p>
          </table:table-cell>
          <table:table-cell table:formula="of:=IF([.A74]&lt;&gt;0;COM.MICROSOFT.CONCAT(&quot;p=&quot;;[.A74];&quot;,p_r=&quot;;[.B74]);&quot;p=0&quot;)" office:value-type="string" office:string-value="p=16,p_r=1" calcext:value-type="string">
            <text:p>p=16,p_r=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981763" calcext:value-type="float">
            <text:p>0.00981763</text:p>
          </table:table-cell>
          <table:table-cell table:formula="of:=IF([.A75]&lt;&gt;0;COM.MICROSOFT.CONCAT(&quot;p=&quot;;[.A75];&quot;,p_r=&quot;;[.B75]);&quot;p=0&quot;)" office:value-type="string" office:string-value="p=16,p_r=1" calcext:value-type="string">
            <text:p>p=16,p_r=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895364" calcext:value-type="float">
            <text:p>0.00895364</text:p>
          </table:table-cell>
          <table:table-cell table:formula="of:=IF([.A76]&lt;&gt;0;COM.MICROSOFT.CONCAT(&quot;p=&quot;;[.A76];&quot;,p_r=&quot;;[.B76]);&quot;p=0&quot;)" office:value-type="string" office:string-value="p=16,p_r=1" calcext:value-type="string">
            <text:p>p=16,p_r=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933045" calcext:value-type="float">
            <text:p>0.00933045</text:p>
          </table:table-cell>
          <table:table-cell table:formula="of:=IF([.A77]&lt;&gt;0;COM.MICROSOFT.CONCAT(&quot;p=&quot;;[.A77];&quot;,p_r=&quot;;[.B77]);&quot;p=0&quot;)" office:value-type="string" office:string-value="p=16,p_r=1" calcext:value-type="string">
            <text:p>p=16,p_r=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955016" calcext:value-type="float">
            <text:p>0.00955016</text:p>
          </table:table-cell>
          <table:table-cell table:formula="of:=IF([.A78]&lt;&gt;0;COM.MICROSOFT.CONCAT(&quot;p=&quot;;[.A78];&quot;,p_r=&quot;;[.B78]);&quot;p=0&quot;)" office:value-type="string" office:string-value="p=16,p_r=1" calcext:value-type="string">
            <text:p>p=16,p_r=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984509" calcext:value-type="float">
            <text:p>0.00984509</text:p>
          </table:table-cell>
          <table:table-cell table:formula="of:=IF([.A79]&lt;&gt;0;COM.MICROSOFT.CONCAT(&quot;p=&quot;;[.A79];&quot;,p_r=&quot;;[.B79]);&quot;p=0&quot;)" office:value-type="string" office:string-value="p=16,p_r=1" calcext:value-type="string">
            <text:p>p=16,p_r=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849353" calcext:value-type="float">
            <text:p>0.00849353</text:p>
          </table:table-cell>
          <table:table-cell table:formula="of:=IF([.A80]&lt;&gt;0;COM.MICROSOFT.CONCAT(&quot;p=&quot;;[.A80];&quot;,p_r=&quot;;[.B80]);&quot;p=0&quot;)" office:value-type="string" office:string-value="p=16,p_r=1" calcext:value-type="string">
            <text:p>p=16,p_r=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p</text:p>
          </table:table-cell>
          <table:table-cell office:value-type="float" office:value="0.00868634" calcext:value-type="float">
            <text:p>0.00868634</text:p>
          </table:table-cell>
          <table:table-cell table:formula="of:=IF([.A81]&lt;&gt;0;COM.MICROSOFT.CONCAT(&quot;p=&quot;;[.A81];&quot;,p_r=&quot;;[.B81]);&quot;p=0&quot;)" office:value-type="string" office:string-value="p=16,p_r=1" calcext:value-type="string">
            <text:p>p=16,p_r=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936667" calcext:value-type="float">
            <text:p>0.00936667</text:p>
          </table:table-cell>
          <table:table-cell table:formula="of:=IF([.A82]&lt;&gt;0;COM.MICROSOFT.CONCAT(&quot;p=&quot;;[.A82];&quot;,p_r=&quot;;[.B82]);&quot;p=0&quot;)" office:value-type="string" office:string-value="p=16,p_r=2" calcext:value-type="string">
            <text:p>p=16,p_r=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917729" calcext:value-type="float">
            <text:p>0.00917729</text:p>
          </table:table-cell>
          <table:table-cell table:formula="of:=IF([.A83]&lt;&gt;0;COM.MICROSOFT.CONCAT(&quot;p=&quot;;[.A83];&quot;,p_r=&quot;;[.B83]);&quot;p=0&quot;)" office:value-type="string" office:string-value="p=16,p_r=2" calcext:value-type="string">
            <text:p>p=16,p_r=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902333" calcext:value-type="float">
            <text:p>0.00902333</text:p>
          </table:table-cell>
          <table:table-cell table:formula="of:=IF([.A84]&lt;&gt;0;COM.MICROSOFT.CONCAT(&quot;p=&quot;;[.A84];&quot;,p_r=&quot;;[.B84]);&quot;p=0&quot;)" office:value-type="string" office:string-value="p=16,p_r=2" calcext:value-type="string">
            <text:p>p=16,p_r=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936153" calcext:value-type="float">
            <text:p>0.00936153</text:p>
          </table:table-cell>
          <table:table-cell table:formula="of:=IF([.A85]&lt;&gt;0;COM.MICROSOFT.CONCAT(&quot;p=&quot;;[.A85];&quot;,p_r=&quot;;[.B85]);&quot;p=0&quot;)" office:value-type="string" office:string-value="p=16,p_r=2" calcext:value-type="string">
            <text:p>p=16,p_r=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914523" calcext:value-type="float">
            <text:p>0.00914523</text:p>
          </table:table-cell>
          <table:table-cell table:formula="of:=IF([.A86]&lt;&gt;0;COM.MICROSOFT.CONCAT(&quot;p=&quot;;[.A86];&quot;,p_r=&quot;;[.B86]);&quot;p=0&quot;)" office:value-type="string" office:string-value="p=16,p_r=2" calcext:value-type="string">
            <text:p>p=16,p_r=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867921" calcext:value-type="float">
            <text:p>0.00867921</text:p>
          </table:table-cell>
          <table:table-cell table:formula="of:=IF([.A87]&lt;&gt;0;COM.MICROSOFT.CONCAT(&quot;p=&quot;;[.A87];&quot;,p_r=&quot;;[.B87]);&quot;p=0&quot;)" office:value-type="string" office:string-value="p=16,p_r=2" calcext:value-type="string">
            <text:p>p=16,p_r=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802073" calcext:value-type="float">
            <text:p>0.00802073</text:p>
          </table:table-cell>
          <table:table-cell table:formula="of:=IF([.A88]&lt;&gt;0;COM.MICROSOFT.CONCAT(&quot;p=&quot;;[.A88];&quot;,p_r=&quot;;[.B88]);&quot;p=0&quot;)" office:value-type="string" office:string-value="p=16,p_r=2" calcext:value-type="string">
            <text:p>p=16,p_r=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861776" calcext:value-type="float">
            <text:p>0.00861776</text:p>
          </table:table-cell>
          <table:table-cell table:formula="of:=IF([.A89]&lt;&gt;0;COM.MICROSOFT.CONCAT(&quot;p=&quot;;[.A89];&quot;,p_r=&quot;;[.B89]);&quot;p=0&quot;)" office:value-type="string" office:string-value="p=16,p_r=2" calcext:value-type="string">
            <text:p>p=16,p_r=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919378" calcext:value-type="float">
            <text:p>0.00919378</text:p>
          </table:table-cell>
          <table:table-cell table:formula="of:=IF([.A90]&lt;&gt;0;COM.MICROSOFT.CONCAT(&quot;p=&quot;;[.A90];&quot;,p_r=&quot;;[.B90]);&quot;p=0&quot;)" office:value-type="string" office:string-value="p=16,p_r=2" calcext:value-type="string">
            <text:p>p=16,p_r=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p</text:p>
          </table:table-cell>
          <table:table-cell office:value-type="float" office:value="0.00976788" calcext:value-type="float">
            <text:p>0.00976788</text:p>
          </table:table-cell>
          <table:table-cell table:formula="of:=IF([.A91]&lt;&gt;0;COM.MICROSOFT.CONCAT(&quot;p=&quot;;[.A91];&quot;,p_r=&quot;;[.B91]);&quot;p=0&quot;)" office:value-type="string" office:string-value="p=16,p_r=2" calcext:value-type="string">
            <text:p>p=16,p_r=2</text:p>
          </table:table-cell>
        </table:table-row>
      </table:table>
      <table:table table:name="Pivot Table_data_1" table:style-name="ta1">
        <table:table-column table:style-name="co5" table:default-cell-style-name="ce3"/>
        <table:table-column table:style-name="co5" table:default-cell-style-name="ce7"/>
        <table:table-row table:style-name="ro1">
          <table:table-cell table:style-name="ce1" office:value-type="string" calcext:value-type="string">
            <text:p>configuration</text:p>
          </table:table-cell>
          <table:table-cell table:style-name="ce5" office:value-type="string" calcext:value-type="string">
            <text:p>Average - time</text:p>
          </table:table-cell>
        </table:table-row>
        <table:table-row table:style-name="ro1">
          <table:table-cell table:style-name="ce2" office:value-type="string" calcext:value-type="string">
            <text:p>p=0</text:p>
          </table:table-cell>
          <table:table-cell table:style-name="ce6" office:value-type="float" office:value="0.002197358" calcext:value-type="float">
            <text:p>0.002197358</text:p>
          </table:table-cell>
        </table:table-row>
        <table:table-row table:style-name="ro1">
          <table:table-cell office:value-type="string" calcext:value-type="string">
            <text:p>p=16,p_r=1</text:p>
          </table:table-cell>
          <table:table-cell office:value-type="float" office:value="0.009213322" calcext:value-type="float">
            <text:p>0.009213322</text:p>
          </table:table-cell>
        </table:table-row>
        <table:table-row table:style-name="ro1">
          <table:table-cell office:value-type="string" calcext:value-type="string">
            <text:p>p=16,p_r=2</text:p>
          </table:table-cell>
          <table:table-cell office:value-type="float" office:value="0.009035341" calcext:value-type="float">
            <text:p>0.009035341</text:p>
          </table:table-cell>
        </table:table-row>
        <table:table-row table:style-name="ro1">
          <table:table-cell office:value-type="string" calcext:value-type="string">
            <text:p>p=4,p_r=1</text:p>
          </table:table-cell>
          <table:table-cell office:value-type="float" office:value="0.004002338" calcext:value-type="float">
            <text:p>0.004002338</text:p>
          </table:table-cell>
        </table:table-row>
        <table:table-row table:style-name="ro1">
          <table:table-cell office:value-type="string" calcext:value-type="string">
            <text:p>p=4,p_r=2</text:p>
          </table:table-cell>
          <table:table-cell office:value-type="float" office:value="0.003752566" calcext:value-type="float">
            <text:p>0.003752566</text:p>
          </table:table-cell>
        </table:table-row>
        <table:table-row table:style-name="ro1">
          <table:table-cell office:value-type="string" calcext:value-type="string">
            <text:p>p=6,p_r=1</text:p>
          </table:table-cell>
          <table:table-cell office:value-type="float" office:value="0.004916115" calcext:value-type="float">
            <text:p>0.004916115</text:p>
          </table:table-cell>
        </table:table-row>
        <table:table-row table:style-name="ro1">
          <table:table-cell office:value-type="string" calcext:value-type="string">
            <text:p>p=6,p_r=2</text:p>
          </table:table-cell>
          <table:table-cell office:value-type="float" office:value="0.004709738" calcext:value-type="float">
            <text:p>0.004709738</text:p>
          </table:table-cell>
        </table:table-row>
        <table:table-row table:style-name="ro1">
          <table:table-cell office:value-type="string" calcext:value-type="string">
            <text:p>p=8,p_r=1</text:p>
          </table:table-cell>
          <table:table-cell office:value-type="float" office:value="0.006201333" calcext:value-type="float">
            <text:p>0.006201333</text:p>
          </table:table-cell>
        </table:table-row>
        <table:table-row table:style-name="ro1">
          <table:table-cell office:value-type="string" calcext:value-type="string">
            <text:p>p=8,p_r=2</text:p>
          </table:table-cell>
          <table:table-cell table:style-name="ce8" office:value-type="float" office:value="0.006087733" calcext:value-type="float">
            <text:p>0.006087733</text:p>
          </table:table-cell>
        </table:table-row>
        <table:table-row table:style-name="ro1">
          <table:table-cell table:style-name="ce4" office:value-type="string" calcext:value-type="string">
            <text:p>Total Result</text:p>
          </table:table-cell>
          <table:table-cell table:style-name="ce9" office:value-type="float" office:value="0.00556842711111111" calcext:value-type="float">
            <text:p>0.00556842711111111</text:p>
          </table:table-cell>
        </table:table-row>
      </table:table>
      <table:named-expressions/>
      <table:data-pilot-tables>
        <table:data-pilot-table table:name="DataPilot1" table:application-data="" table:target-range-address="'Pivot Table_data_1'.A1:'Pivot Table_data_1'.B11" table:buttons="'Pivot Table_data_1'.A1" table:show-filter-button="false" table:drill-down-on-double-click="false">
          <table:source-cell-range table:cell-range-address="data.A1:data.E9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nfiguration" table:orientation="row" table:used-hierarchy="0" table:function="auto">
            <table:data-pilot-level table:show-empty="false" calcext:repeat-item-labels="false">
              <table:data-pilot-members>
                <table:data-pilot-member table:name="p=0" table:display="true" table:show-details="true"/>
                <table:data-pilot-member table:name="p=16,p_r=1" table:display="true" table:show-details="true"/>
                <table:data-pilot-member table:name="p=16,p_r=2" table:display="true" table:show-details="true"/>
                <table:data-pilot-member table:name="p=4,p_r=1" table:display="true" table:show-details="true"/>
                <table:data-pilot-member table:name="p=4,p_r=2" table:display="true" table:show-details="true"/>
                <table:data-pilot-member table:name="p=6,p_r=1" table:display="true" table:show-details="true"/>
                <table:data-pilot-member table:name="p=6,p_r=2" table:display="true" table:show-details="true"/>
                <table:data-pilot-member table:name="p=8,p_r=1" table:display="true" table:show-details="true"/>
                <table:data-pilot-member table:name="p=8,p_r=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average">
            <table:data-pilot-level table:show-empty="false" calcext:repeat-item-labels="false">
              <table:data-pilot-members>
                <table:data-pilot-member table:name="0.00215518" table:display="true" table:show-details="true"/>
                <table:data-pilot-member table:name="0.00216218" table:display="true" table:show-details="true"/>
                <table:data-pilot-member table:name="0.00216426" table:display="true" table:show-details="true"/>
                <table:data-pilot-member table:name="0.00216776" table:display="true" table:show-details="true"/>
                <table:data-pilot-member table:name="0.00217456" table:display="true" table:show-details="true"/>
                <table:data-pilot-member table:name="0.00217856" table:display="true" table:show-details="true"/>
                <table:data-pilot-member table:name="0.00220104" table:display="true" table:show-details="true"/>
                <table:data-pilot-member table:name="0.00220892" table:display="true" table:show-details="true"/>
                <table:data-pilot-member table:name="0.00221526" table:display="true" table:show-details="true"/>
                <table:data-pilot-member table:name="0.00234586" table:display="true" table:show-details="true"/>
                <table:data-pilot-member table:name="0.00359902" table:display="true" table:show-details="true"/>
                <table:data-pilot-member table:name="0.00360637" table:display="true" table:show-details="true"/>
                <table:data-pilot-member table:name="0.0036171" table:display="true" table:show-details="true"/>
                <table:data-pilot-member table:name="0.00363273" table:display="true" table:show-details="true"/>
                <table:data-pilot-member table:name="0.00372143" table:display="true" table:show-details="true"/>
                <table:data-pilot-member table:name="0.00373763" table:display="true" table:show-details="true"/>
                <table:data-pilot-member table:name="0.0037519" table:display="true" table:show-details="true"/>
                <table:data-pilot-member table:name="0.00377488" table:display="true" table:show-details="true"/>
                <table:data-pilot-member table:name="0.00381503" table:display="true" table:show-details="true"/>
                <table:data-pilot-member table:name="0.00381667" table:display="true" table:show-details="true"/>
                <table:data-pilot-member table:name="0.00388319" table:display="true" table:show-details="true"/>
                <table:data-pilot-member table:name="0.0039025" table:display="true" table:show-details="true"/>
                <table:data-pilot-member table:name="0.00390439" table:display="true" table:show-details="true"/>
                <table:data-pilot-member table:name="0.00394152" table:display="true" table:show-details="true"/>
                <table:data-pilot-member table:name="0.0039587" table:display="true" table:show-details="true"/>
                <table:data-pilot-member table:name="0.00396625" table:display="true" table:show-details="true"/>
                <table:data-pilot-member table:name="0.00409967" table:display="true" table:show-details="true"/>
                <table:data-pilot-member table:name="0.00416319" table:display="true" table:show-details="true"/>
                <table:data-pilot-member table:name="0.00417433" table:display="true" table:show-details="true"/>
                <table:data-pilot-member table:name="0.00434648" table:display="true" table:show-details="true"/>
                <table:data-pilot-member table:name="0.00440807" table:display="true" table:show-details="true"/>
                <table:data-pilot-member table:name="0.00448254" table:display="true" table:show-details="true"/>
                <table:data-pilot-member table:name="0.0045955" table:display="true" table:show-details="true"/>
                <table:data-pilot-member table:name="0.00460529" table:display="true" table:show-details="true"/>
                <table:data-pilot-member table:name="0.00461459" table:display="true" table:show-details="true"/>
                <table:data-pilot-member table:name="0.004701" table:display="true" table:show-details="true"/>
                <table:data-pilot-member table:name="0.00470177" table:display="true" table:show-details="true"/>
                <table:data-pilot-member table:name="0.00470725" table:display="true" table:show-details="true"/>
                <table:data-pilot-member table:name="0.00474727" table:display="true" table:show-details="true"/>
                <table:data-pilot-member table:name="0.0047827" table:display="true" table:show-details="true"/>
                <table:data-pilot-member table:name="0.00484247" table:display="true" table:show-details="true"/>
                <table:data-pilot-member table:name="0.0049394" table:display="true" table:show-details="true"/>
                <table:data-pilot-member table:name="0.00497052" table:display="true" table:show-details="true"/>
                <table:data-pilot-member table:name="0.00499772" table:display="true" table:show-details="true"/>
                <table:data-pilot-member table:name="0.00500131" table:display="true" table:show-details="true"/>
                <table:data-pilot-member table:name="0.00501552" table:display="true" table:show-details="true"/>
                <table:data-pilot-member table:name="0.00502208" table:display="true" table:show-details="true"/>
                <table:data-pilot-member table:name="0.00505921" table:display="true" table:show-details="true"/>
                <table:data-pilot-member table:name="0.00507168" table:display="true" table:show-details="true"/>
                <table:data-pilot-member table:name="0.0051287" table:display="true" table:show-details="true"/>
                <table:data-pilot-member table:name="0.00542336" table:display="true" table:show-details="true"/>
                <table:data-pilot-member table:name="0.00546009" table:display="true" table:show-details="true"/>
                <table:data-pilot-member table:name="0.00567332" table:display="true" table:show-details="true"/>
                <table:data-pilot-member table:name="0.00579578" table:display="true" table:show-details="true"/>
                <table:data-pilot-member table:name="0.00592674" table:display="true" table:show-details="true"/>
                <table:data-pilot-member table:name="0.00599661" table:display="true" table:show-details="true"/>
                <table:data-pilot-member table:name="0.00607172" table:display="true" table:show-details="true"/>
                <table:data-pilot-member table:name="0.00611078" table:display="true" table:show-details="true"/>
                <table:data-pilot-member table:name="0.00614408" table:display="true" table:show-details="true"/>
                <table:data-pilot-member table:name="0.00617841" table:display="true" table:show-details="true"/>
                <table:data-pilot-member table:name="0.00618834" table:display="true" table:show-details="true"/>
                <table:data-pilot-member table:name="0.00622816" table:display="true" table:show-details="true"/>
                <table:data-pilot-member table:name="0.00624928" table:display="true" table:show-details="true"/>
                <table:data-pilot-member table:name="0.00629902" table:display="true" table:show-details="true"/>
                <table:data-pilot-member table:name="0.00632974" table:display="true" table:show-details="true"/>
                <table:data-pilot-member table:name="0.00637687" table:display="true" table:show-details="true"/>
                <table:data-pilot-member table:name="0.00657893" table:display="true" table:show-details="true"/>
                <table:data-pilot-member table:name="0.00660453" table:display="true" table:show-details="true"/>
                <table:data-pilot-member table:name="0.00662698" table:display="true" table:show-details="true"/>
                <table:data-pilot-member table:name="0.00662792" table:display="true" table:show-details="true"/>
                <table:data-pilot-member table:name="0.00802073" table:display="true" table:show-details="true"/>
                <table:data-pilot-member table:name="0.00849353" table:display="true" table:show-details="true"/>
                <table:data-pilot-member table:name="0.00861776" table:display="true" table:show-details="true"/>
                <table:data-pilot-member table:name="0.00867921" table:display="true" table:show-details="true"/>
                <table:data-pilot-member table:name="0.00868634" table:display="true" table:show-details="true"/>
                <table:data-pilot-member table:name="0.00871276" table:display="true" table:show-details="true"/>
                <table:data-pilot-member table:name="0.00895364" table:display="true" table:show-details="true"/>
                <table:data-pilot-member table:name="0.00902333" table:display="true" table:show-details="true"/>
                <table:data-pilot-member table:name="0.00914523" table:display="true" table:show-details="true"/>
                <table:data-pilot-member table:name="0.00917729" table:display="true" table:show-details="true"/>
                <table:data-pilot-member table:name="0.00919378" table:display="true" table:show-details="true"/>
                <table:data-pilot-member table:name="0.00931059" table:display="true" table:show-details="true"/>
                <table:data-pilot-member table:name="0.00933045" table:display="true" table:show-details="true"/>
                <table:data-pilot-member table:name="0.00936153" table:display="true" table:show-details="true"/>
                <table:data-pilot-member table:name="0.00936667" table:display="true" table:show-details="true"/>
                <table:data-pilot-member table:name="0.00943303" table:display="true" table:show-details="true"/>
                <table:data-pilot-member table:name="0.00955016" table:display="true" table:show-details="true"/>
                <table:data-pilot-member table:name="0.00976788" table:display="true" table:show-details="true"/>
                <table:data-pilot-member table:name="0.00981763" table:display="true" table:show-details="true"/>
                <table:data-pilot-member table:name="0.009845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1-26T22:56:45.182613183</dc:date>
    <meta:editing-duration>PT9M19S</meta:editing-duration>
    <meta:editing-cycles>1</meta:editing-cycles>
    <meta:document-statistic meta:table-count="2" meta:cell-count="477" meta:object-count="0"/>
  </office:meta>
</office:document-meta>
</file>